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1a384" officeooo:paragraph-rsid="0011a384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a384" officeooo:paragraph-rsid="0011a384" style:font-size-asian="12.25pt" style:font-weight-asian="bold" style:font-size-complex="14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1a384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37303"/>
    </style:style>
    <style:style style:name="T1" style:family="text">
      <style:text-properties style:font-name="Liberation Serif" fo:font-size="12pt" fo:font-weight="bold" officeooo:rsid="0011a384" style:font-size-asian="10.5pt" style:font-weight-asian="bold" style:font-size-complex="12pt" style:font-weight-complex="bold"/>
    </style:style>
    <style:style style:name="T2" style:family="text">
      <style:text-properties style:font-name="Liberation Serif" fo:font-size="12pt" fo:font-weight="normal" officeooo:rsid="0011a384" style:font-size-asian="10.5pt" style:font-weight-asian="normal" style:font-size-complex="12pt" style:font-weight-complex="normal"/>
    </style:style>
    <style:style style:name="T3" style:family="text">
      <style:text-properties style:font-name="Liberation Serif" fo:font-size="12pt" fo:font-weight="normal" officeooo:rsid="00124a0e" style:font-size-asian="10.5pt" style:font-weight-asian="normal" style:font-size-complex="12pt" style:font-weight-complex="normal"/>
    </style:style>
    <style:style style:name="T4" style:family="text">
      <style:text-properties style:font-name="Liberation Serif" fo:font-size="12pt" fo:font-weight="normal" officeooo:rsid="001558ce" style:font-size-asian="10.5pt" style:font-weight-asian="normal" style:font-size-complex="12pt" style:font-weight-complex="normal"/>
    </style:style>
    <style:style style:name="T5" style:family="text">
      <style:text-properties style:font-name="Liberation Serif" fo:font-size="12pt" fo:font-style="italic" fo:font-weight="normal" officeooo:rsid="00124a0e" style:font-size-asian="10.5pt" style:font-style-asian="italic" style:font-weight-asian="normal" style:font-size-complex="12pt" style:font-style-complex="italic" style:font-weight-complex="normal"/>
    </style:style>
    <style:style style:name="T6" style:family="text">
      <style:text-properties style:font-name="Liberation Serif" fo:font-weight="normal" officeooo:rsid="00124a0e" style:font-weight-asian="normal" style:font-weight-complex="normal"/>
    </style:style>
    <style:style style:name="T7" style:family="text">
      <style:text-properties style:font-name="Liberation Serif" fo:font-weight="normal" officeooo:rsid="00137303" style:font-weight-asian="normal" style:font-weight-complex="normal"/>
    </style:style>
    <style:style style:name="T8" style:family="text">
      <style:text-properties style:font-name="Liberation Serif" fo:font-weight="normal" officeooo:rsid="001558ce" style:font-weight-asian="normal" style:font-weight-complex="normal"/>
    </style:style>
    <style:style style:name="T9" style:family="text">
      <style:text-properties style:font-name="Liberation Serif" fo:font-style="normal" fo:font-weight="normal" officeooo:rsid="00124a0e" style:font-style-asian="normal" style:font-weight-asian="normal" style:font-style-complex="normal" style:font-weight-complex="normal"/>
    </style:style>
    <style:style style:name="T10" style:family="text">
      <style:text-properties style:font-name="Liberation Serif" fo:font-style="normal" fo:font-weight="normal" officeooo:rsid="00137303" style:font-style-asian="normal" style:font-weight-asian="normal" style:font-style-complex="normal" style:font-weight-complex="normal"/>
    </style:style>
    <style:style style:name="T11" style:family="text">
      <style:text-properties style:font-name="Liberation Serif" fo:font-style="normal" fo:font-weight="normal" officeooo:rsid="001558ce" style:font-style-asian="normal" style:font-weight-asian="normal" style:font-style-complex="normal" style:font-weight-complex="normal"/>
    </style:style>
    <style:style style:name="T12" style:family="text">
      <style:text-properties style:font-name="Liberation Serif" fo:font-style="normal" fo:font-weight="bold" officeooo:rsid="00137303" style:font-style-asian="normal" style:font-weight-asian="bold" style:font-style-complex="normal" style:font-weight-complex="bold"/>
    </style:style>
    <style:style style:name="T13" style:family="text">
      <style:text-properties style:font-name="Liberation Serif" fo:font-weight="bold" officeooo:rsid="00124a0e" style:font-weight-asian="bold" style:font-weight-complex="bold"/>
    </style:style>
    <style:style style:name="T14" style:family="text">
      <style:text-properties style:font-name="Liberation Serif" fo:font-style="italic" fo:font-weight="normal" officeooo:rsid="00124a0e" style:font-style-asian="italic" style:font-weight-asian="normal" style:font-style-complex="italic" style:font-weight-complex="normal"/>
    </style:style>
    <style:style style:name="T15" style:family="text">
      <style:text-properties style:font-name="Liberation Serif" fo:font-style="italic" fo:font-weight="normal" officeooo:rsid="00137303" style:font-style-asian="italic" style:font-weight-asian="normal" style:font-style-complex="italic" style:font-weight-complex="normal"/>
    </style:style>
    <style:style style:name="T16" style:family="text">
      <style:text-properties style:font-name="Liberation Serif" fo:font-style="italic" fo:font-weight="normal" officeooo:rsid="001558ce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andi JavaScript e NodeJs</text:p>
      <text:p text:style-name="P1"/>
      <text:list xml:id="list1631878785" text:style-name="L1">
        <text:list-item>
          <text:p text:style-name="P3"><text:span text:style-name="T1">fetch(URL): </text:span><text:span text:style-name="T2">effettua una richiesta alla risorsa specificata </text:span><text:span text:style-name="T3">dall’URL e la risposta viene gestita come una </text:span><text:span text:style-name="T4">P</text:span><text:span text:style-name="T5">romise</text:span><text:span text:style-name="T3">. </text:span><text:span text:style-name="T6">In caso di successo la </text:span><text:span text:style-name="T8">P</text:span><text:span text:style-name="Emphasis"><text:span text:style-name="T14">romise</text:span></text:span><text:span text:style-name="T6"> verrà risolta e </text:span><text:span text:style-name="T7">si entrerà</text:span><text:span text:style-name="T6"> nel ramo </text:span><text:span text:style-name="Source_20_Text"><text:span text:style-name="T6">t</text:span></text:span><text:span text:style-name="Source_20_Text"><text:span text:style-name="T13">hen()</text:span></text:span><text:span text:style-name="T6">, in cui verrà fornita la risposta del server sotto forma di oggetto di tipo </text:span><text:span text:style-name="Source_20_Text"><text:span text:style-name="T14">Response</text:span></text:span><text:span text:style-name="Source_20_Text"><text:span text:style-name="T9">. </text:span></text:span><text:span text:style-name="Source_20_Text"><text:span text:style-name="T10">Se la richiesta non dovesse andare a buon fine, verrà lanciata un’eccezione. </text:span></text:span></text:p>
          <text:p text:style-name="P3"><text:span text:style-name="Source_20_Text"><text:span text:style-name="T10"/></text:span></text:p>
        </text:list-item>
        <text:list-item>
          <text:p text:style-name="P4"><text:span text:style-name="Source_20_Text"><text:span text:style-name="T12">async – await: </text:span></text:span><text:span text:style-name="Source_20_Text"><text:span text:style-name="T10">definendo una funzione </text:span></text:span><text:span text:style-name="Source_20_Text"><text:span text:style-name="T15">async </text:span></text:span><text:span text:style-name="Source_20_Text"><text:span text:style-name="T10">(</text:span></text:span><text:span text:style-name="Source_20_Text"><text:span text:style-name="T11">asincrona</text:span></text:span><text:span text:style-name="Source_20_Text"><text:span text:style-name="T10">), è possibile definire e gestire al suo interno funzioni di </text:span></text:span><text:span text:style-name="Source_20_Text"><text:span text:style-name="T15">callback</text:span></text:span><text:span text:style-name="Source_20_Text"><text:span text:style-name="T10"> asincorne, </text:span></text:span><text:span text:style-name="Source_20_Text"><text:span text:style-name="T11">in modo tale che</text:span></text:span><text:span text:style-name="Source_20_Text"><text:span text:style-name="T10"> la computazione </text:span></text:span><text:span text:style-name="Source_20_Text"><text:span text:style-name="T11">venga sospesa in attesa che la </text:span></text:span><text:span text:style-name="Source_20_Text"><text:span text:style-name="T16">callback</text:span></text:span><text:span text:style-name="Source_20_Text"><text:span text:style-name="T11"> venga risolta e rigettata. </text:span></text:span><text:span text:style-name="Source_20_Text"><text:span text:style-name="T16">Async</text:span></text:span><text:span text:style-name="Source_20_Text"><text:span text:style-name="T11"> e </text:span></text:span><text:span text:style-name="Source_20_Text"><text:span text:style-name="T16">Await</text:span></text:span><text:span text:style-name="Source_20_Text"><text:span text:style-name="T11"> si basano sul meccanismo delle </text:span></text:span><text:span text:style-name="Source_20_Text"><text:span text:style-name="T16">Promise</text:span></text:span><text:span text:style-name="Source_20_Text"><text:span text:style-name="T11">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2:26:34.313154548</meta:creation-date>
    <dc:date>2019-10-29T19:03:01.463430711</dc:date>
    <meta:editing-duration>PT4M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09" meta:character-count="670" meta:non-whitespace-character-count="565"/>
  </office:meta>
</office:document-meta>
</file>